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fo:font-weight="normal" style:font-weight-asian="normal" style:font-weight-complex="normal"/>
    </style:style>
    <style:style style:name="P6"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0">do text</text:span></text:p><text:p text:style-name="P9"><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8"><text:span text:style-name="T7">do text if not len(self.getApplicants()) &gt; 1</text:span></text:p><text:p text:style-name="P8"><text:span text:style-name="T8">from xhtml(tool.decorateHTML('UrbanAddress',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8"><text:span text:style-name="T7">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office:annotation><dc:creator>sde </dc:creator><dc:date>2011-07-27T10:02:17</dc:date><text:p text:style-name="P8"><text:span text:style-name="T7">do text</text:span></text:p><text:p text:style-name="P8"><text:span text:style-name="T8">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 destiné à permettre l’évacuation des eaux de drainage et de ruissellement en provenance de son(leur) immeuble sis sur la parcelle cadastrée </text:span><text:span text:style-name="T6"><text:text-input text:description="Titre du demandeur">self.getPortionOutsText()</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text:span><text:span text:style-name="T5">d’épuration</text:span> ; </text:p>
      <text:p text:style-name="P3">5.- les agents de la Commune auront toujours le droit de pénétrer en tout temps dans la partie de la <text:soft-page-break/>propriété du requérant afin de s’assurer que les conditions de la présente autorisation restent <text:span text:style-name="T3">strictement observées ; </text:span></text:p>
      <text:p text:style-name="P4">6.- l’(les) impétrant(s) est(sont) tenu(s) de construire à la limite de sa(leur) propriété et du domaine public et le plus près possible du réseau d’égouttage,<text:span text:style-name="T5">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4">250</text:span><text:span text:style-name="T4">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4">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8"><text:span text:style-name="T7">do text</text:span></text:p><text:p text:style-name="P8"><text:span text:style-name="T8">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9:13:44</dc:date>
    <dc:creator>Simon Delcourt</dc:creator>
    <meta:editing-duration>PT8H39M3S</meta:editing-duration>
    <meta:editing-cycles>50</meta:editing-cycles>
    <meta:generator>LibreOffice/3.5$Linux_x86 LibreOffice_project/350m1$Build-2</meta:generator>
    <meta:document-statistic meta:table-count="1" meta:image-count="0" meta:object-count="0" meta:page-count="2" meta:paragraph-count="29" meta:word-count="473" meta:character-count="3262" meta:non-whitespace-character-count="2817"/>
  </office:meta>
</office:document-meta>
</file>